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C0000012CFC2A02A1.png" manifest:media-type="image/png"/>
  <manifest:file-entry manifest:full-path="Pictures/100000010000012C0000012CB3E89BFD.png" manifest:media-type="image/png"/>
  <manifest:file-entry manifest:full-path="Pictures/100000010000012C0000012C6BB602BC.png" manifest:media-type="image/png"/>
  <manifest:file-entry manifest:full-path="Pictures/100000010000012C0000012C8799B0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Condensed" svg:font-family="'Futura Condensed'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Condensed" fo:font-size="16pt" officeooo:rsid="0006fe6e" officeooo:paragraph-rsid="0006fe6e" style:font-size-asian="16pt" style:font-size-complex="16pt"/>
    </style:style>
    <style:style style:name="P2" style:family="paragraph" style:parent-style-name="Standard">
      <style:paragraph-properties fo:text-align="center" style:justify-single-word="false" fo:break-before="column"/>
      <style:text-properties style:font-name="Futura Condensed" fo:font-size="16pt" officeooo:rsid="0006fe6e" officeooo:paragraph-rsid="0006fe6e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<draw:frame draw:style-name="fr1" draw:name="Image1" text:anchor-type="char" svg:x="0.1598in" svg:y="0.4in" svg:width="3.1299in" svg:height="3.1299in" draw:z-index="2"><draw:image xlink:href="Pictures/100000010000012C0000012CFC2A02A1.png" xlink:type="simple" xlink:show="embed" xlink:actuate="onLoad" draw:mime-type="image/png"/></draw:frame>Game Reference</text:p>
        <text:p text:style-name="P1"/>
        <text:p text:style-name="P1"/>
        <text:p text:style-name="P1"/>
        <text:p text:style-name="P1">Local Shopping</text:p>
        <text:p text:style-name="P1"><draw:frame draw:style-name="fr2" draw:name="Image2" text:anchor-type="char" svg:x="0.2772in" svg:y="0.3799in" svg:width="3.1299in" svg:height="3.1299in" draw:z-index="1"><draw:image xlink:href="Pictures/100000010000012C0000012C6BB602BC.png" xlink:type="simple" xlink:show="embed" xlink:actuate="onLoad" draw:mime-type="image/png"/></draw:frame></text:p>
        <text:p text:style-name="P2">Spell Descriptions</text:p>
        <text:p text:style-name="P1"><draw:frame draw:style-name="fr1" draw:name="Image3" text:anchor-type="char" svg:x="0.1201in" svg:y="0.1193in" svg:width="3.1252in" svg:height="3.1252in" draw:z-index="0"><draw:image xlink:href="Pictures/100000010000012C0000012C8799B07D.png" xlink:type="simple" xlink:show="embed" xlink:actuate="onLoad" draw:mime-type="image/png"/></draw:frame></text:p>
        <text:p text:style-name="P1"/>
        <text:p text:style-name="P1"/>
        <text:p text:style-name="P1">Character Sheet</text:p>
        <text:p text:style-name="P1"><draw:frame draw:style-name="fr1" draw:name="Image4" text:anchor-type="char" svg:x="0.1236in" svg:y="0.3098in" svg:width="3.1252in" svg:height="3.1252in" draw:z-index="3"><draw:image xlink:href="Pictures/100000010000012C0000012CB3E89BFD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Condensed" svg:font-family="'Futura Condensed'" style:font-family-generic="moder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8:56:29.899000000</meta:creation-date>
    <dc:date>2025-04-11T19:02:49.045000000</dc:date>
    <meta:editing-duration>PT6M19S</meta:editing-duration>
    <meta:editing-cycles>1</meta:editing-cycles>
    <meta:document-statistic meta:table-count="0" meta:image-count="4" meta:object-count="0" meta:page-count="1" meta:paragraph-count="4" meta:word-count="8" meta:character-count="61" meta:non-whitespace-character-count="57"/>
    <meta:generator>LibreOffice/24.2.5.2$Windows_X86_64 LibreOffice_project/bffef4ea93e59bebbeaf7f431bb02b1a39ee8a59</meta:generator>
  </office:meta>
</office:document-meta>
</file>